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0*"/>
    </style:style>
    <style:style style:name="TABLA_5f_ITEM_5f_STOCK.D" style:display-name="TABLA_ITEM_STOCK.D" style:family="table-column">
      <style:table-column-properties style:column-width="1.8965in" style:rel-column-width="12283*"/>
    </style:style>
    <style:style style:name="TABLA_5f_ITEM_5f_STOCK.E" style:display-name="TABLA_ITEM_STOCK.E" style:family="table-column">
      <style:table-column-properties style:column-width="1.8972in" style:rel-column-width="12288*"/>
    </style:style>
    <style:style style:name="TABLA_5f_ITEM_5f_STOCK.G" style:display-name="TABLA_ITEM_STOCK.G" style:family="table-column">
      <style:table-column-properties style:column-width="1.2667in" style:rel-column-width="8204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_5f_ITEM_5f_STOCK.G1" style:display-name="TABLA_ITEM_STOCK.G1" style:family="table-cell">
      <style:table-cell-properties fo:padding="0.0382in" fo:border="0.05pt solid #000000"/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180869"/>
    </style:style>
    <style:style style:name="P5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2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fo:font-weight="bold" officeooo:rsid="00180869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Arial" style:font-size-asian="9pt" style:font-name-complex="Arial" style:font-size-complex="9pt"/>
    </style:style>
    <style:style style:name="T4" style:family="text">
      <style:text-properties style:font-name="Arial" fo:font-size="9pt" officeooo:rsid="00180869" style:font-name-asian="Arial" style:font-size-asian="9pt" style:font-name-complex="Arial" style:font-size-complex="9pt"/>
    </style:style>
    <style:style style:name="T5" style:family="text">
      <style:text-properties style:font-name="Arial" fo:font-size="9pt" officeooo:rsid="001a555a" style:font-name-asian="Arial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2"/>
      <text:p text:style-name="P5"/>
      <text:p text:style-name="P6"/>
      <text:p text:style-name="P8">Teatro Nacional Cervantes</text:p>
      <text:p text:style-name="P8">Listado de ingreso a stock</text:p>
      <text:p text:style-name="P7"/>
      <text:p text:style-name="P3">
        <text:span text:style-name="T2">F</text:span>
        <text:span text:style-name="T1">echa:</text:span>
        <text:span text:style-name="T3"> 18/12/2014 00:00</text:span>
      </text:p>
      <text:p text:style-name="P4"/>
      <text:p text:style-name="P4">
        <text:span text:style-name="T2">Deposito</text:span>
        <text:span text:style-name="T1">:</text:span>
        <text:span text:style-name="T3"> </text:span>
        <text:span text:style-name="T5">Suministro</text:span>
      </text:p>
      <text:p text:style-name="P13"/>
      <text:p text:style-name="P13">Bienes de consumo</text:p>
      <text:p text:style-name="P9"/>
      <table:table table:name="TABLA_ITEM_STOCK" table:style-name="TABLA_5f_ITEM_5f_STOCK">
        <table:table-column table:style-name="TABLA_5f_ITEM_5f_STOCK.A" table:number-columns-repeated="3"/>
        <table:table-column table:style-name="TABLA_5f_ITEM_5f_STOCK.D"/>
        <table:table-column table:style-name="TABLA_5f_ITEM_5f_STOCK.E"/>
        <table:table-column table:style-name="TABLA_5f_ITEM_5f_STOCK.A"/>
        <table:table-column table:style-name="TABLA_5f_ITEM_5f_STOCK.G"/>
        <table:table-row table:style-name="TABLA_5f_ITEM_5f_STOCK.1">
          <table:table-cell table:style-name="TABLA_5f_ITEM_5f_STOCK.A1" office:value-type="string">
            <text:p text:style-name="P10">Doc ppal</text:p>
          </table:table-cell>
          <table:table-cell table:style-name="TABLA_5f_ITEM_5f_STOCK.A1" office:value-type="string">
            <text:p text:style-name="P10">Recepcion</text:p>
          </table:table-cell>
          <table:table-cell table:style-name="TABLA_5f_ITEM_5f_STOCK.A1" office:value-type="string">
            <text:p text:style-name="P10">codigo</text:p>
          </table:table-cell>
          <table:table-cell table:style-name="TABLA_5f_ITEM_5f_STOCK.A1" office:value-type="string">
            <text:p text:style-name="P10">Nombre</text:p>
          </table:table-cell>
          <table:table-cell table:style-name="TABLA_5f_ITEM_5f_STOCK.A1" office:value-type="string">
            <text:p text:style-name="P10">Cantidad</text:p>
          </table:table-cell>
          <table:table-cell table:style-name="TABLA_5f_ITEM_5f_STOCK.A1" office:value-type="string">
            <text:p text:style-name="P10">Costo</text:p>
          </table:table-cell>
          <table:table-cell table:style-name="TABLA_5f_ITEM_5f_STOCK.G1" office:value-type="string">
            <text:p text:style-name="P10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1">2222-22222222</text:p>
          </table:table-cell>
          <table:table-cell table:style-name="TABLA_5f_ITEM_5f_STOCK.A2" office:value-type="string">
            <text:p text:style-name="P11">34</text:p>
          </table:table-cell>
          <table:table-cell table:style-name="TABLA_5f_ITEM_5f_STOCK.A2" office:value-type="string">
            <text:p text:style-name="P11">1111</text:p>
          </table:table-cell>
          <table:table-cell table:style-name="TABLA_5f_ITEM_5f_STOCK.A2" office:value-type="string">
            <text:p text:style-name="P11">mouse optico</text:p>
          </table:table-cell>
          <table:table-cell table:style-name="TABLA_5f_ITEM_5f_STOCK.A2" office:value-type="string">
            <text:p text:style-name="P11">23</text:p>
          </table:table-cell>
          <table:table-cell table:style-name="TABLA_5f_ITEM_5f_STOCK.A2" office:value-type="string">
            <text:p text:style-name="P11">34.0</text:p>
          </table:table-cell>
          <table:table-cell table:style-name="TABLA_5f_ITEM_5f_STOCK.G2" office:value-type="string">
            <text:p text:style-name="P11">782.0</text:p>
          </table:table-cell>
        </table:table-row>
        <table:table-row table:style-name="TABLA_5f_ITEM_5f_STOCK.1">
          <table:table-cell table:style-name="TABLA_5f_ITEM_5f_STOCK.A2" office:value-type="string">
            <text:p text:style-name="P11">2222-22222222</text:p>
          </table:table-cell>
          <table:table-cell table:style-name="TABLA_5f_ITEM_5f_STOCK.A2" office:value-type="string">
            <text:p text:style-name="P11">34</text:p>
          </table:table-cell>
          <table:table-cell table:style-name="TABLA_5f_ITEM_5f_STOCK.A2" office:value-type="string">
            <text:p text:style-name="P11">2222</text:p>
          </table:table-cell>
          <table:table-cell table:style-name="TABLA_5f_ITEM_5f_STOCK.A2" office:value-type="string">
            <text:p text:style-name="P11">tijera</text:p>
          </table:table-cell>
          <table:table-cell table:style-name="TABLA_5f_ITEM_5f_STOCK.A2" office:value-type="string">
            <text:p text:style-name="P11">34</text:p>
          </table:table-cell>
          <table:table-cell table:style-name="TABLA_5f_ITEM_5f_STOCK.A2" office:value-type="string">
            <text:p text:style-name="P11">45.0</text:p>
          </table:table-cell>
          <table:table-cell table:style-name="TABLA_5f_ITEM_5f_STOCK.G2" office:value-type="string">
            <text:p text:style-name="P11">153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1">2222-22222222</text:p>
          </table:table-cell>
          <table:table-cell table:style-name="TABLA_5f_ITEM_5f_STOCK.A2" office:value-type="string">
            <text:p text:style-name="P11">34</text:p>
          </table:table-cell>
          <table:table-cell table:style-name="TABLA_5f_ITEM_5f_STOCK.A2" office:value-type="string">
            <text:p text:style-name="P11">3333</text:p>
          </table:table-cell>
          <table:table-cell table:style-name="TABLA_5f_ITEM_5f_STOCK.A2" office:value-type="string">
            <text:p text:style-name="P11">resma hojas A4 x 5</text:p>
          </table:table-cell>
          <table:table-cell table:style-name="TABLA_5f_ITEM_5f_STOCK.A2" office:value-type="string">
            <text:p text:style-name="P11">12</text:p>
          </table:table-cell>
          <table:table-cell table:style-name="TABLA_5f_ITEM_5f_STOCK.A2" office:value-type="string">
            <text:p text:style-name="P11">34.0</text:p>
          </table:table-cell>
          <table:table-cell table:style-name="TABLA_5f_ITEM_5f_STOCK.G2" office:value-type="string">
            <text:p text:style-name="P11">408.0</text:p>
          </table:table-cell>
        </table:table-row>
        <table:table-row table:style-name="TABLA_5f_ITEM_5f_STOCK.1">
          <table:table-cell table:style-name="TABLA_5f_ITEM_5f_STOCK.A2" office:value-type="string">
            <text:p text:style-name="P11">2222-22222222</text:p>
          </table:table-cell>
          <table:table-cell table:style-name="TABLA_5f_ITEM_5f_STOCK.A2" office:value-type="string">
            <text:p text:style-name="P11">34</text:p>
          </table:table-cell>
          <table:table-cell table:style-name="TABLA_5f_ITEM_5f_STOCK.A2" office:value-type="string">
            <text:p text:style-name="P11">4444</text:p>
          </table:table-cell>
          <table:table-cell table:style-name="TABLA_5f_ITEM_5f_STOCK.A2" office:value-type="string">
            <text:p text:style-name="P11">indebleble negro</text:p>
          </table:table-cell>
          <table:table-cell table:style-name="TABLA_5f_ITEM_5f_STOCK.A2" office:value-type="string">
            <text:p text:style-name="P11">34</text:p>
          </table:table-cell>
          <table:table-cell table:style-name="TABLA_5f_ITEM_5f_STOCK.A2" office:value-type="string">
            <text:p text:style-name="P11">23.0</text:p>
          </table:table-cell>
          <table:table-cell table:style-name="TABLA_5f_ITEM_5f_STOCK.G2" office:value-type="string">
            <text:p text:style-name="P11">782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2T13:29:06.184116990</dc:date>
    <meta:generator>LibreOffice/4.2.7.2$Linux_x86 LibreOffice_project/420m0$Build-2</meta:generator>
    <meta:editing-duration>PT1M26S</meta:editing-duration>
    <meta:editing-cycles>6</meta:editing-cycles>
    <meta:document-statistic meta:table-count="1" meta:image-count="0" meta:object-count="0" meta:page-count="1" meta:paragraph-count="19" meta:word-count="30" meta:character-count="225" meta:non-whitespace-character-count="214"/>
  </office:meta>
</office:document-meta>
</file>